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25in" fo:margin-left="0.2438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1.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3542in"/>
    </style:style>
    <style:style style:name="P1" style:family="paragraph" style:parent-style-name="Standard">
      <style:paragraph-properties fo:text-align="center" style:justify-single-word="false"/>
      <style:text-properties fo:font-size="16pt" officeooo:rsid="000a0290" officeooo:paragraph-rsid="000a0290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officeooo:rsid="000a0290" officeooo:paragraph-rsid="000a0290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officeooo:rsid="0014c145" officeooo:paragraph-rsid="0014c14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fc32f" officeooo:paragraph-rsid="001fc32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14c145" officeooo:paragraph-rsid="0014c14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29258a" officeooo:paragraph-rsid="0029258a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4pt" officeooo:rsid="000c0451" officeooo:paragraph-rsid="000c0451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0c0451" officeooo:paragraph-rsid="0023853c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fc32f" officeooo:paragraph-rsid="001fc32f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5pt" style:text-underline-style="none" officeooo:rsid="001662c8" officeooo:paragraph-rsid="0014c145" style:font-size-asian="13.1000003814697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5pt" style:text-underline-style="none" officeooo:rsid="001b0583" officeooo:paragraph-rsid="0014c145" style:font-size-asian="10.5pt" style:font-size-complex="15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paragraph-rsid="0023853c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1d66e2" officeooo:paragraph-rsid="0023853c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officeooo:rsid="001ead83" officeooo:paragraph-rsid="0023853c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5pt" officeooo:rsid="001d66e2" officeooo:paragraph-rsid="0023853c" style:font-size-asian="13.1000003814697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officeooo:rsid="001d66e2" officeooo:paragraph-rsid="0023853c" style:font-size-asian="15pt" style:font-size-complex="15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4pt" officeooo:rsid="000ac4ef" officeooo:paragraph-rsid="000ac4ef" style:font-size-asian="14pt" style:font-size-complex="14pt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4pt" officeooo:rsid="000da1bf" officeooo:paragraph-rsid="0010df49" style:font-size-asian="14pt" style:font-size-complex="14pt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4pt" officeooo:rsid="000da1bf" officeooo:paragraph-rsid="000da1bf" style:font-size-asian="14pt" style:font-size-complex="14pt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4pt" officeooo:rsid="0010df49" officeooo:paragraph-rsid="0010df49" style:font-size-asian="14pt" style:font-size-complex="14pt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4pt" officeooo:rsid="001128b5" officeooo:paragraph-rsid="001128b5" style:font-size-asian="14pt" style:font-size-complex="14pt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4pt" officeooo:rsid="00130f2c" officeooo:paragraph-rsid="00130f2c" style:font-size-asian="14pt" style:font-size-complex="14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4pt" officeooo:rsid="000c0451" officeooo:paragraph-rsid="000c0451" style:font-size-asian="14pt" style:font-size-complex="14pt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4pt" officeooo:rsid="000c0451" officeooo:paragraph-rsid="0023853c" style:font-size-asian="14pt" style:font-size-complex="14pt"/>
    </style:style>
    <style:style style:name="P25" style:family="paragraph" style:parent-style-name="Standard" style:list-style-name="L4">
      <style:paragraph-properties fo:text-align="start" style:justify-single-word="false"/>
      <style:text-properties fo:font-size="14pt" officeooo:rsid="001fc32f" officeooo:paragraph-rsid="001fc32f" style:font-size-asian="14pt" style:font-size-complex="14pt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4pt" officeooo:rsid="001128b5" officeooo:paragraph-rsid="001128b5" style:font-size-asian="12.25pt" style:font-size-complex="14pt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officeooo:rsid="000f72e1" officeooo:paragraph-rsid="000f72e1" style:font-size-asian="10.5pt" style:font-size-complex="12pt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2pt" officeooo:rsid="0010df49" officeooo:paragraph-rsid="0010df49" style:font-size-asian="10.5pt" style:font-size-complex="12pt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2pt" officeooo:rsid="001128b5" officeooo:paragraph-rsid="001128b5" style:font-size-asian="10.5pt" style:font-size-complex="12pt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2pt" officeooo:rsid="000da1bf" officeooo:paragraph-rsid="000da1bf" style:font-size-asian="10.5pt" style:font-size-complex="12pt"/>
    </style:style>
    <style:style style:name="P31" style:family="paragraph" style:parent-style-name="Standard" style:list-style-name="L4">
      <style:paragraph-properties fo:text-align="start" style:justify-single-word="false"/>
      <style:text-properties fo:font-size="12pt" officeooo:rsid="002c9ea4" officeooo:paragraph-rsid="002c9ea4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officeooo:rsid="001fc32f" officeooo:paragraph-rsid="001fc32f" style:font-size-asian="10.5pt" style:font-size-complex="12pt"/>
    </style:style>
    <style:style style:name="P33" style:family="paragraph" style:parent-style-name="Standard" style:list-style-name="L2">
      <style:paragraph-properties fo:text-align="start" style:justify-single-word="false"/>
      <style:text-properties fo:font-size="12pt" officeooo:rsid="001128b5" officeooo:paragraph-rsid="001128b5" style:font-size-asian="12pt" style:font-size-complex="12pt"/>
    </style:style>
    <style:style style:name="P34" style:family="paragraph" style:parent-style-name="Standard" style:list-style-name="L2">
      <style:paragraph-properties fo:text-align="start" style:justify-single-word="false"/>
      <style:text-properties fo:font-size="12pt" officeooo:rsid="00130f2c" officeooo:paragraph-rsid="00130f2c" style:font-size-asian="12pt" style:font-size-complex="12pt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12pt" officeooo:rsid="0013f116" officeooo:paragraph-rsid="0013f116" style:font-size-asian="12pt" style:font-size-complex="12pt"/>
    </style:style>
    <style:style style:name="P36" style:family="paragraph" style:parent-style-name="Standard" style:list-style-name="L2">
      <style:paragraph-properties fo:text-align="start" style:justify-single-word="false"/>
      <style:text-properties fo:font-size="12pt" officeooo:rsid="0013f116" officeooo:paragraph-rsid="0014c145" style:font-size-asian="12pt" style:font-size-complex="12pt"/>
    </style:style>
    <style:style style:name="P37" style:family="paragraph" style:parent-style-name="Standard" style:list-style-name="L3">
      <style:paragraph-properties fo:text-align="start" style:justify-single-word="false"/>
      <style:text-properties fo:font-size="12pt" officeooo:rsid="001fc32f" officeooo:paragraph-rsid="0023853c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officeooo:rsid="001fc32f" officeooo:paragraph-rsid="0023853c" style:font-size-asian="12pt" style:font-size-complex="12pt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officeooo:rsid="001fc32f" officeooo:paragraph-rsid="001fc32f" style:font-size-asian="12pt" style:font-size-complex="12pt"/>
    </style:style>
    <style:style style:name="P40" style:family="paragraph" style:parent-style-name="Standard" style:list-style-name="L4">
      <style:paragraph-properties fo:text-align="start" style:justify-single-word="false"/>
      <style:text-properties fo:font-size="12pt" officeooo:rsid="001fc32f" officeooo:paragraph-rsid="001fc32f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2pt" officeooo:rsid="0023d79f" officeooo:paragraph-rsid="001fc32f" style:font-size-asian="12pt" style:font-size-complex="12pt"/>
    </style:style>
    <style:style style:name="P42" style:family="paragraph" style:parent-style-name="Standard" style:list-style-name="L2">
      <style:paragraph-properties fo:text-align="start" style:justify-single-word="false"/>
      <style:text-properties fo:font-size="12pt" style:text-underline-style="none" officeooo:rsid="0014c145" officeooo:paragraph-rsid="0014c145" style:font-size-asian="12pt" style:font-size-complex="12pt"/>
    </style:style>
    <style:style style:name="P43" style:family="paragraph" style:parent-style-name="Standard" style:list-style-name="L2">
      <style:paragraph-properties fo:text-align="start" style:justify-single-word="false"/>
      <style:text-properties fo:color="#000000" fo:font-size="14pt" officeooo:rsid="0010df49" officeooo:paragraph-rsid="0010df49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4pt" officeooo:rsid="002b2bf9" officeooo:paragraph-rsid="002b2bf9" style:font-size-asian="14pt" style:font-size-complex="14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style:text-underline-style="none" style:font-size-asian="14pt" style:font-size-complex="14pt"/>
    </style:style>
    <style:style style:name="T3" style:family="text">
      <style:text-properties fo:font-size="14pt" style:text-underline-style="none" officeooo:rsid="00198265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10df49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1fc32f" style:font-size-asian="12pt" style:font-size-complex="12pt"/>
    </style:style>
    <style:style style:name="T8" style:family="text">
      <style:text-properties fo:font-size="12pt" officeooo:rsid="0023d79f" style:font-size-asian="12pt" style:font-size-complex="12pt"/>
    </style:style>
    <style:style style:name="T9" style:family="text">
      <style:text-properties officeooo:rsid="00130f2c"/>
    </style:style>
    <style:style style:name="T10" style:family="text">
      <style:text-properties officeooo:rsid="0013f116"/>
    </style:style>
    <style:style style:name="T11" style:family="text">
      <style:text-properties officeooo:rsid="0014c145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14c145"/>
    </style:style>
    <style:style style:name="T14" style:family="text">
      <style:text-properties style:text-underline-style="none" officeooo:rsid="00198265"/>
    </style:style>
    <style:style style:name="T15" style:family="text">
      <style:text-properties style:text-underline-style="none" officeooo:rsid="001ae3b8"/>
    </style:style>
    <style:style style:name="T16" style:family="text">
      <style:text-properties style:text-underline-style="none" officeooo:rsid="001b0583"/>
    </style:style>
    <style:style style:name="T17" style:family="text">
      <style:text-properties style:text-underline-style="none" officeooo:rsid="001b0dd3"/>
    </style:style>
    <style:style style:name="T18" style:family="text">
      <style:text-properties fo:font-size="15pt" style:text-underline-style="none" officeooo:rsid="001662c8" style:font-size-asian="13.1000003814697pt" style:font-size-complex="15pt"/>
    </style:style>
    <style:style style:name="T19" style:family="text">
      <style:text-properties fo:font-size="15pt" style:text-underline-style="none" officeooo:rsid="001b0583" style:font-size-asian="13.1000003814697pt" style:font-size-complex="15pt"/>
    </style:style>
    <style:style style:name="T20" style:family="text">
      <style:text-properties fo:font-size="15pt" style:text-underline-style="none" officeooo:rsid="001b0583" style:font-size-asian="10.5pt" style:font-size-complex="15pt"/>
    </style:style>
    <style:style style:name="T21" style:family="text">
      <style:text-properties officeooo:rsid="0023853c"/>
    </style:style>
    <style:style style:name="T22" style:family="text">
      <style:text-properties fo:font-size="10pt" officeooo:rsid="001fc32f" style:font-size-asian="10pt" style:font-size-complex="10pt"/>
    </style:style>
    <style:style style:name="T23" style:family="text">
      <style:text-properties fo:font-size="10pt" officeooo:rsid="0025b28e" style:font-size-asian="10pt" style:font-size-complex="10pt"/>
    </style:style>
    <style:style style:name="T24" style:family="text">
      <style:text-properties officeooo:rsid="002b2bf9"/>
    </style:style>
    <style:style style:name="T25" style:family="text">
      <style:text-properties officeooo:rsid="002c466a"/>
    </style:style>
    <style:style style:name="T26" style:family="text">
      <style:text-properties officeooo:rsid="002db3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9DSnP-HW5實驗報告 </text:p>
      <text:p text:style-name="P2"><text:tab/><text:tab/><text:tab/><text:tab/><text:tab/><text:tab/><text:tab/><text:tab/><text:tab/> <text:s text:c="12"/><text:span text:style-name="T1">電機二范育瑋</text:span></text:p>
      <text:list xml:id="list4977291709823265000" text:style-name="L1">
        <text:list-item>
          <text:p text:style-name="P17">程式架構</text:p>
          <text:p text:style-name="P17"/>
          <text:p text:style-name="P27">由於Dynamic Array與Doubly Linked List都是寫好的header讓我們填空，因此只會就新增的private helper function或一些特殊的實做方法做說明。另外這次三種<text:span text:style-name="T5">ADT我都沒有選擇使用_isSorted。</text:span></text:p>
          <text:p text:style-name="P27"/>
        </text:list-item>
      </text:list>
      <text:list xml:id="list6964661659804776844" text:style-name="L2">
        <text:list-item>
          <text:p text:style-name="P18">Dynamic Array</text:p>
          <text:p text:style-name="P18"/>
          <text:p text:style-name="P43">expand():</text:p>
          <text:p text:style-name="P28">由push_back()呼叫，在array空間不夠時，以0,1,2,..,2^n擴增_capacity，它會new 出一塊更大的空間，並將原本的資料複製進去。</text:p>
          <text:p text:style-name="P20"/>
        </text:list-item>
        <text:list-item>
          <text:p text:style-name="P19">Doubly Linked List</text:p>
          <text:p text:style-name="P19"/>
          <text:p text:style-name="P21">bubble_sort():</text:p>
          <text:p text:style-name="P29">由sort()呼叫，即對_head所接起來的元素做排序，其中在交換元素時，只需要將_node內的_data互換就好，不需要把整個_node交換。</text:p>
          <text:p text:style-name="P29"/>
          <text:p text:style-name="P26">swap(a, b): <text:s text:c="2"/></text:p>
          <text:p text:style-name="P33">由bubble_sort()呼叫，交換a和b，在這個class內就是A node 的_data與B node的_data。</text:p>
          <text:p text:style-name="P30"/>
        </text:list-item>
        <text:list-item>
          <text:p text:style-name="P19">Binary Search T<text:span text:style-name="T9">ree</text:span></text:p>
          <text:p text:style-name="P19"/>
          <text:p text:style-name="P22">BST<text:span text:style-name="T10">ree</text:span>Node:</text:p>
          <text:p text:style-name="P22"/>
          <text:p text:style-name="P34">這個class裡面我放了<text:span text:style-name="T10">4</text:span>個<text:span text:style-name="T10">private data member分別為</text:span></text:p>
          <text:list>
            <text:list-header>
              <text:p text:style-name="P35">1.T <text:s/>_data : 存資料</text:p>
              <text:p text:style-name="P36">2.BSTreeNode* <text:s/>_<text:span text:style-name="T11">child[2] ：_</text:span><text:span text:style-name="T13">child[0]=_left child , _child[1] = right child</text:span></text:p>
              <text:p text:style-name="P42">3.BSTreeNode* <text:s/>_parent <text:s text:c="3"/>: 存父節點</text:p>
              <text:p text:style-name="P42">4.int <text:s/>_dir : 代表父節點是走左(0)/右(0)到當前節點，其中_root的_dir = -1</text:p>
            </text:list-header>
          </text:list>
        </text:list-item>
      </text:list>
      <text:p text:style-name="P5"><text:tab/> <text:s text:c="6"/>之所以沒有照著用_left與_right存左右子節點，是因為在實做Tree Traversal時發<text:tab/> <text:s text:c="6"/>現在要更新_parent的_right與_left指標時，非常冗長，這樣的作法可以直接透過<text:tab/> <text:s text:c="6"/>_dir取得相對應方向的子節點，程式碼乾淨許多，效能也有提昇。</text:p>
      <text:p text:style-name="P5"><text:tab/> <text:s text:c="5"/></text:p>
      <text:p text:style-name="P3"><text:span text:style-name="T12"><text:tab/> <text:s text:c="5"/></text:span><text:span text:style-name="T2"><text:s/></text:span><text:span text:style-name="T3">static <text:s/>predecessor(node)＆successor(node):</text:span></text:p>
      <text:p text:style-name="P3"><text:span text:style-name="T3"><text:tab/> <text:s text:c="4"/></text:span><text:span text:style-name="T14"><text:s/>在新增刪除與tree traversal時被呼叫，回傳一個</text:span><text:span text:style-name="T15">BSTreeNode*</text:span><text:span text:style-name="T14">，其中設為static是 <text:s text:c="4"/><text:tab/> <text:s text:c="6"/></text:span><text:span text:style-name="T15">因</text:span><text:span text:style-name="T14">為它沒有什麼理由需要</text:span><text:span text:style-name="T15">this pointer，設成static後還能夠被iterator這個class呼<text:tab/> <text:s text:c="6"/>叫，predecessor回傳左子樹的最大node，successor回傳右子樹的最小node。</text:span></text:p>
      <text:p text:style-name="P10"><text:soft-page-break/><text:tab/></text:p>
      <text:p text:style-name="P3"><text:span text:style-name="T18"><text:tab/> <text:s text:c="5"/></text:span><text:span text:style-name="T19">delete_node(node):</text:span></text:p>
      <text:p text:style-name="P3"><text:span text:style-name="T19"><text:tab/> <text:s text:c="5"/></text:span><text:span text:style-name="T16">由erase()，pop_front()，pop_back()，呼叫，它會回傳一個刪除成功與否的<text:tab/><text:tab/> <text:s text:c="7"/>bool，並刪除指定的node。</text:span></text:p>
      <text:p text:style-name="P11"><text:tab/><text:tab/></text:p>
      <text:p text:style-name="P11"><text:tab/> <text:s text:c="5"/>clear_tree():</text:p>
      <text:p text:style-name="P3"><text:span text:style-name="T20"><text:tab/> <text:s text:c="5"/></text:span><text:span text:style-name="T16">由clear()呼叫，以左-右-中PostOrder的</text:span><text:span text:style-name="T17">順序刪除子樹與_root。</text:span></text:p>
      <text:p text:style-name="P10"/>
      <text:list xml:id="list174634142425371" text:continue-list="list4977291709823265000" text:style-name="L1">
        <text:list-item>
          <text:p text:style-name="P23">實驗分析比較</text:p>
          <text:p text:style-name="P23"/>
        </text:list-item>
      </text:list>
      <text:list xml:id="list8611036306733243675" text:style-name="L3">
        <text:list-item>
          <text:p text:style-name="P24">測資：</text:p>
          <text:p text:style-name="P24"/>
          <text:p text:style-name="P37">下表為針對各個資料結構做同樣的操作所需要的時間以及與<text:span text:style-name="T24">ref程式Normalize後的數字</text:span>。</text:p>
        </text:list-item>
      </text:list>
      <text:p text:style-name="P8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5">Array</text:p>
          </table:table-cell>
          <table:table-cell table:style-name="Table1.A1" office:value-type="string">
            <text:p text:style-name="P16">Linked List</text:p>
          </table:table-cell>
          <table:table-cell table:style-name="Table1.D1" office:value-type="string">
            <text:p text:style-name="P16">BST</text:p>
          </table:table-cell>
        </table:table-row>
        <table:table-row>
          <table:table-cell table:style-name="Table1.A2" office:value-type="string">
            <text:p text:style-name="P16">do.adta</text:p>
          </table:table-cell>
          <table:table-cell table:style-name="Table1.A2" office:value-type="string">
            <text:p text:style-name="P13">1.78 / -<text:span text:style-name="T25">0.04</text:span></text:p>
          </table:table-cell>
          <table:table-cell table:style-name="Table1.A2" office:value-type="string">
            <text:p text:style-name="P13">0.58 / -<text:span text:style-name="T25">0.18</text:span></text:p>
          </table:table-cell>
          <table:table-cell table:style-name="Table1.D2" office:value-type="string">
            <text:p text:style-name="P14">1<text:span text:style-name="T24">8.35 / -0.05</text:span></text:p>
          </table:table-cell>
        </table:table-row>
        <table:table-row>
          <table:table-cell table:style-name="Table1.A2" office:value-type="string">
            <text:p text:style-name="P16">do.adtd</text:p>
          </table:table-cell>
          <table:table-cell table:style-name="Table1.A2" office:value-type="string">
            <text:p text:style-name="P14">0.01 / <text:span text:style-name="T25">0</text:span></text:p>
          </table:table-cell>
          <table:table-cell table:style-name="Table1.A2" office:value-type="string">
            <text:p text:style-name="P14">5.51 / <text:span text:style-name="T25">0.16</text:span></text:p>
          </table:table-cell>
          <table:table-cell table:style-name="Table1.D2" office:value-type="string">
            <text:p text:style-name="P14">42.78 / <text:span text:style-name="T25">0.62</text:span></text:p>
          </table:table-cell>
        </table:table-row>
        <table:table-row>
          <table:table-cell table:style-name="Table1.A2" office:value-type="string">
            <text:p text:style-name="P16">do.adtd_f</text:p>
          </table:table-cell>
          <table:table-cell table:style-name="Table1.A2" office:value-type="string">
            <text:p text:style-name="P14">0 / <text:span text:style-name="T25">0</text:span></text:p>
          </table:table-cell>
          <table:table-cell table:style-name="Table1.A2" office:value-type="string">
            <text:p text:style-name="P14">0.02 / <text:span text:style-name="T25">1</text:span></text:p>
          </table:table-cell>
          <table:table-cell table:style-name="Table1.D2" office:value-type="string">
            <text:p text:style-name="P14">0.12 / -<text:span text:style-name="T25">0.29</text:span></text:p>
          </table:table-cell>
        </table:table-row>
        <table:table-row>
          <table:table-cell table:style-name="Table1.A2" office:value-type="string">
            <text:p text:style-name="P16">do.adtd_b</text:p>
          </table:table-cell>
          <table:table-cell table:style-name="Table1.A2" office:value-type="string">
            <text:p text:style-name="P14">0 / <text:span text:style-name="T25">0</text:span></text:p>
          </table:table-cell>
          <table:table-cell table:style-name="Table1.A2" office:value-type="string">
            <text:p text:style-name="P14">0.03 / <text:span text:style-name="T25">0.5</text:span></text:p>
          </table:table-cell>
          <table:table-cell table:style-name="Table1.D2" office:value-type="string">
            <text:p text:style-name="P14">0.<text:span text:style-name="T24">15 / -0.17</text:span></text:p>
          </table:table-cell>
        </table:table-row>
        <table:table-row table:style-name="Table1.6">
          <table:table-cell table:style-name="Table1.A2" office:value-type="string">
            <text:p text:style-name="P16">do.adtq</text:p>
          </table:table-cell>
          <table:table-cell table:style-name="Table1.A2" office:value-type="string">
            <text:p text:style-name="P44">109.3 / <text:span text:style-name="T25">0.12</text:span></text:p>
          </table:table-cell>
          <table:table-cell table:style-name="Table1.A2" office:value-type="string">
            <text:p text:style-name="P44"><text:span text:style-name="T25">1</text:span>06.7 / -<text:span text:style-name="T25">0.07</text:span></text:p>
          </table:table-cell>
          <table:table-cell table:style-name="Table1.D2" office:value-type="string">
            <text:p text:style-name="P44">6.4 / -<text:span text:style-name="T25">0.02</text:span></text:p>
          </table:table-cell>
        </table:table-row>
      </table:table>
      <text:p text:style-name="P8"><text:span text:style-name="T7"><text:s text:c="5"/><text:tab/><text:tab/><text:tab/><text:tab/><text:tab/><text:tab/><text:tab/><text:tab/><text:tab/><text:tab/><text:tab/><text:tab/> <text:s text:c="3"/></text:span><text:span text:style-name="T22">單位</text:span><text:span text:style-name="T23">(s)</text:span><text:span text:style-name="T7"><text:tab/></text:span></text:p>
      <text:p text:style-name="P38"><text:tab/></text:p>
      <text:list xml:id="list174634879342961" text:continue-list="list174634142425371" text:style-name="L1">
        <text:list-item>
          <text:list>
            <text:list-header>
              <text:p text:style-name="P39"><text:s/>do.adta：隨機增加10000000比資料</text:p>
              <text:p text:style-name="P39"><text:s/>do.adtd：自100000比資料，隨機刪除30000個</text:p>
              <text:p text:style-name="P39"><text:s/>do.adtd_f：自100000比資料，用pop_front()刪光100000個。</text:p>
              <text:p text:style-name="P39"><text:s/>do.adtd_b：同上，用pop_back()刪。</text:p>
              <text:p text:style-name="P39"><text:s/>do.adtq：自100000比資料中，隨機尋訪100000個隨機字串是否存在。</text:p>
            </text:list-header>
          </text:list>
        </text:list-item>
      </text:list>
      <text:p text:style-name="P4"><text:tab/> </text:p>
      <text:p text:style-name="P4"><text:tab/> <text:s text:c="5"/>其中在生成do.adtq時，將字串長度設為4，確保用來搜尋隨機生成的字串對原<text:tab/> <text:s text:c="5"/>資料內字串的覆蓋率不會太低。</text:p>
      <text:p text:style-name="P4"/>
      <text:list xml:id="list4108378273647266095" text:style-name="L4">
        <text:list-item>
          <text:p text:style-name="P25">實驗分析</text:p>
          <text:p text:style-name="P25"/>
          <text:p text:style-name="P40">由實驗數據可以發現，在新增資料方面，<text:span text:style-name="T21">BST的效率遠低於Array與Linked List，因為它需要將資料保持排序好的狀態；就刪除內部資料的操作，同樣的由於BST要維持樹的順序，效率也不如前兩者；然而尋訪資料部份，由於BST的特性，尋訪的複雜度為O(height)，其中height在大多數情況會比n小的多，與實驗相符。</text:span></text:p>
          <text:p text:style-name="P40"><text:soft-page-break/>此外，與<text:span text:style-name="T26">ref程式比較的結果可以發現，在Doubly Linked List的delete_front與delete_back看似特別慢，猜想是由於這樣的測資太小，導致在位數取估計時造成資料失真；BST的delete也是另一個相對範例程式慢的操作，或許是我把trace都存在node導致記憶體用量大，拖慢整體效能。</text:span></text:p>
          <text:p text:style-name="P31"/>
        </text:list-item>
      </text:list>
      <text:p text:style-name="P32"/>
      <text:list xml:id="list174633513413381" text:continue-numbering="true" text:style-name="L4">
        <text:list-item>
          <text:p text:style-name="P25">結論</text:p>
        </text:list-item>
      </text:list>
      <text:p text:style-name="P9"/>
      <text:p text:style-name="P9"><text:tab/> <text:s text:c="4"/><text:span text:style-name="T6">若要操作的資料的順序非常重要</text:span><text:span text:style-name="T8">，而且不需要頻繁新增、刪除，需要大量的尋訪，<text:tab/> <text:s text:c="5"/>Binary Search Tree是比較理想的資料結構。</text:span></text:p>
      <text:p text:style-name="P41"><text:tab/> <text:s text:c="5"/>反之，需要頻繁新增、刪除時，Array與Linked List是比較好的資料結構，其中由<text:tab/> <text:s text:c="5"/>上表可以發現，由於Array的資料結構比較簡單，需要的操作少，在大多數情況 <text:s text:c="10"/><text:tab/> <text:s text:c="5"/>比Linked List的效率好。</text:p>
      <text:p text:style-name="P41"/>
      <text:p text:style-name="P6"><text:s text:c="7"/><text:span text:style-name="T4"><text:s/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3:10:30.610434064</meta:creation-date>
    <dc:date>2019-11-21T17:46:29.379104346</dc:date>
    <meta:editing-duration>PT3H46M44S</meta:editing-duration>
    <meta:editing-cycles>27</meta:editing-cycles>
    <meta:generator>LibreOffice/5.1.6.2$Linux_X86_64 LibreOffice_project/10m0$Build-2</meta:generator>
    <meta:document-statistic meta:table-count="1" meta:image-count="0" meta:object-count="0" meta:page-count="3" meta:paragraph-count="81" meta:word-count="1114" meta:character-count="2358" meta:non-whitespace-character-count="2041"/>
  </office:meta>
</office:document-meta>
</file>